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069703DC7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6.773cm" fo:margin-left="0.011cm" fo:margin-top="0cm" fo:margin-bottom="0cm" table:align="left" style:writing-mode="lr-tb"/>
    </style:style>
    <style:style style:name="Tabella2.A" style:family="table-column">
      <style:table-column-properties style:column-width="8.488cm"/>
    </style:style>
    <style:style style:name="Tabella2.B" style:family="table-column">
      <style:table-column-properties style:column-width="8.28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6.903cm" fo:margin-left="-0.123cm" fo:margin-top="0cm" fo:margin-bottom="0cm" table:align="left" style:writing-mode="lr-tb"/>
    </style:style>
    <style:style style:name="Tabella3.A" style:family="table-column">
      <style:table-column-properties style:column-width="2.588cm"/>
    </style:style>
    <style:style style:name="Tabella3.B" style:family="table-column">
      <style:table-column-properties style:column-width="14.314cm"/>
    </style:style>
    <style:style style:name="Tabella3.1" style:family="table-row">
      <style:table-row-properties style:min-row-height="1.632cm" fo:keep-together="auto"/>
    </style:style>
    <style:style style:name="Tabella3.A1" style:family="table-cell">
      <style:table-cell-properties fo:background-color="#ffffff" fo:padding-left="0.097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a3.B1" style:family="table-cell">
      <style:table-cell-properties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la4" style:family="table">
      <style:table-properties style:width="17.748cm" fo:margin-left="-0.132cm" fo:margin-top="0cm" fo:margin-bottom="0cm" table:align="left" style:writing-mode="lr-tb"/>
    </style:style>
    <style:style style:name="Tabella4.A" style:family="table-column">
      <style:table-column-properties style:column-width="8.874cm"/>
    </style:style>
    <style:style style:name="Tabella4.B" style:family="table-column">
      <style:table-column-properties style:column-width="8.87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25cm" fo:margin-right="0cm" fo:margin-top="0.212cm" fo:margin-bottom="0.212cm" style:contextual-spacing="false" fo:text-indent="0cm" style:auto-text-indent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2" style:family="paragraph" style:parent-style-name="Standard">
      <style:paragraph-properties fo:margin-top="0.847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.37cm" style:auto-text-indent="false"/>
    </style:style>
    <style:style style:name="P14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5" style:family="paragraph" style:parent-style-name="Heading_20_9">
      <style:paragraph-properties fo:margin-left="0.25cm" fo:margin-right="0.501cm" fo:margin-top="0.071cm" fo:margin-bottom="0cm" style:contextual-spacing="false" fo:text-indent="0cm" style:auto-text-indent="false"/>
    </style:style>
    <style:style style:name="P16" style:family="paragraph" style:parent-style-name="List_20_Paragraph" style:list-style-name="WWNum1">
      <style:paragraph-properties fo:margin-left="1cm" fo:margin-right="0cm" fo:margin-top="0cm" fo:margin-bottom="0.212cm" style:contextual-spacing="true" fo:text-align="justify" style:justify-single-word="false" fo:text-indent="-0.635cm" style:auto-text-indent="false"/>
    </style:style>
    <style:style style:name="P17" style:family="paragraph" style:parent-style-name="List_20_Paragraph">
      <style:paragraph-properties fo:margin-left="1cm" fo:margin-right="0cm" fo:margin-top="0cm" fo:margin-bottom="0.212cm" style:contextual-spacing="true" fo:text-align="justify" style:justify-single-word="false" fo:text-indent="0cm" style:auto-text-indent="false"/>
      <style:text-properties style:font-name="Arial" style:font-name-complex="Arial1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Maschera" style:master-page-name="First_20_Page">
      <style:paragraph-properties fo:line-height="100%" style:page-number="auto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2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</style:style>
    <style:style style:name="P23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weight-complex="bold"/>
    </style:style>
    <style:style style:name="T2" style:family="text">
      <style:text-properties style:font-name="Arial" fo:font-size="10pt" fo:font-weight="bold" style:font-name-asian="Arial Unicode MS1" style:font-size-asian="10pt" style:font-weight-asian="bold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officeooo:rsid="000eddb2" style:font-size-asian="11pt" style:font-name-complex="Arial1" style:font-size-complex="11pt"/>
    </style:style>
    <style:style style:name="T6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7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11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12" style:family="text">
      <style:text-properties style:font-name="Arial" fo:font-size="9pt" style:font-size-asian="9pt" style:font-name-complex="Arial1" style:font-size-complex="11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style:font-name-complex="Arial1" style:font-style-complex="italic"/>
    </style:style>
    <style:style style:name="T15" style:family="text">
      <style:text-properties fo:color="#000000" style:font-name="Arial" style:font-name-complex="Arial1"/>
    </style:style>
    <style:style style:name="T16" style:family="text">
      <style:text-properties fo:color="#000000" style:font-name="Arial" fo:font-weight="bold" style:font-weight-asian="bold" style:font-name-complex="Arial1"/>
    </style:style>
    <style:style style:name="T17" style:family="text">
      <style:text-properties fo:color="#00000a" style:font-name="Arial" fo:font-size="11pt" fo:font-weight="bold" style:font-size-asian="11pt" style:font-weight-asian="bold" style:font-name-complex="Arial1" style:font-size-complex="11pt"/>
    </style:style>
    <style:style style:name="T18" style:family="text">
      <style:text-properties fo:color="#00000a" style:font-name="Arial" fo:font-size="11pt" fo:font-weight="bold" officeooo:rsid="000eddb2" style:font-size-asian="11pt" style:font-weight-asian="bold" style:font-name-complex="Arial1" style:font-size-complex="11pt"/>
    </style:style>
    <style:style style:name="T19" style:family="text">
      <style:text-properties fo:color="#00000a" style:font-name="Arial" fo:font-size="10pt" fo:font-weight="bold" style:font-size-asian="10pt" style:font-weight-asian="bold" style:font-name-complex="Arial1"/>
    </style:style>
    <style:style style:name="T20" style:family="text">
      <style:text-properties fo:color="#00000a" style:font-name="Arial" fo:font-size="10pt" style:font-size-asian="10pt" style:font-name-complex="Arial1"/>
    </style:style>
    <style:style style:name="T21" style:family="text">
      <style:text-properties fo:color="#00000a" style:font-name="Arial" fo:font-size="9pt" style:font-size-asian="9pt" style:font-name-complex="Arial1"/>
    </style:style>
    <style:style style:name="T22" style:family="text">
      <style:text-properties fo:color="#00000a" style:font-name="Arial" fo:font-size="9pt" fo:font-style="normal" style:font-size-asian="9pt" style:font-style-asian="normal" style:font-name-complex="Arial1"/>
    </style:style>
    <style:style style:name="T23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4" style:family="text">
      <style:text-properties fo:color="#00000a" style:font-name="Arial" fo:font-size="9pt" fo:font-style="italic" style:font-size-asian="9pt" style:font-style-asian="italic" style:font-name-complex="Arial1" style:font-size-complex="9pt" style:font-style-complex="italic"/>
    </style:style>
    <style:style style:name="T25" style:family="text">
      <style:text-properties fo:color="#00000a"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/></text:span></text:p>
      <text:p text:style-name="P22"><text:span text:style-name="T5">Rapallo</text:span><text:span text:style-name="T3">, <text:s/>__________ </text:span></text:p>
      <text:p text:style-name="P22"><text:span text:style-name="T3">Prot. _________</text:span></text:p>
      <text:p text:style-name="P22"><text:span text:style-name="T3">Racc. AR</text:span></text:p>
      <text:p text:style-name="P10"><text:span text:style-name="T3">Prot. prat. 4591 del 21/05/2018</text:span></text:p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<text:span text:style-name="T6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2"><text:span text:style-name="T3"/></text:p>
                  <text:p text:style-name="P2"><text:span text:style-name="T3"/></text:p>
                  <text:p text:style-name="P2"><text:bookmark text:name="__DdeLink__192_1628301876"/><text:span text:style-name="T3"> –  ()</text:span></text:p>
                  <text:p text:style-name="P2"><text:span text:style-name="T7"/></text:p>
                </table:table-cell>
              </table:table-row>
            </table:table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1"><text:span text:style-name="T3">c/o</text:span></text:p>
          </table:table-cell>
          <table:table-cell table:style-name="Tabella2.A1" office:value-type="string">
            <text:p text:style-name="P2"><text:span text:style-name="T3"/></text:p>
            <text:p text:style-name="P2"><text:span text:style-name="T3"/></text:p>
            <text:p text:style-name="P2"><text:span text:style-name="T3"> –  ()</text:span></text:p>
            <text:p text:style-name="P2"><text:span text:style-name="T7"/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span text:style-name="T8">OGGETTO:</text:span></text:p>
            <text:p text:style-name="P4"/>
          </table:table-cell>
          <table:table-cell table:style-name="Tabella3.B1" office:value-type="string">
            <text:p text:style-name="P8"><text:span text:style-name="T3">S.C.I.A. alternativa al Permesso di Costruire n. </text:span><text:span text:style-name="T9">1-2018-</text:span><text:span text:style-name="T3"> </text:span><text:span text:style-name="T12">(da citare nella risposta) </text:span><text:span text:style-name="T3">- Opere: blindtext blindtext blindtext blindtext blindtext blindtext blindtext blindtext blindtext blindtext blindtext blindtext blindtext blindtext blindtext blindtext blindtext blindtext blindtext blindtext  in VIA AI CASTAGNETI –</text:span><text:span text:style-name="T4"> </text:span><text:span text:style-name="T10">Comunicazione di avvio del procedimento ISTANZA DI PERMESSO DI COSTRUIRE </text:span><text:span text:style-name="T11">- DPR 380/01 e smi – LR 16/08 <text:s/>e smi - L. 241/90 <text:s/>e smi –</text:span></text:p>
          </table:table-cell>
        </table:table-row>
      </table:table>
      <text:p text:style-name="P12"><text:span text:style-name="T15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2773281507767458245" text:style-name="WWNum1">
        <text:list-item>
          <text:p text:style-name="P16"><text:span text:style-name="T15">La pratica è stata acquisita agli atti del Comune di VEZZANO LIGURE con numero di Protocollo Generale 4591 e registrata presso lo Sportello Unico per l’Edilizia con numero di repertorio </text:span><text:span text:style-name="T16">1-2018-</text:span><text:span text:style-name="T15">.</text:span></text:p>
        </text:list-item>
        <text:list-item>
          <text:p text:style-name="P16"><text:span text:style-name="T15">Il Procedimento sarà trattato, per quanto di competenza comunale, dallo Sportello Unico per l’Edilizia (PEC: </text:span><text:span text:style-name="T14">sportelloedilizia.comunevezzanoligure@pec.it</text:span><text:span text:style-name="T15">) dell’AREA PIANIFICAZIONE TERRITORIALE, URBANISTICA, EDILIZIA PRIVATA ai sensi delle normative sopra indicate</text:span><text:span text:style-name="T13">.</text:span></text:p>
        </text:list-item>
        <text:list-item>
          <text:p text:style-name="P16"><text:span text:style-name="T13">I</text:span><text:span text:style-name="T15">l Responsabile del Procedimento nominato ai sensi della L. 241</text:span><text:bookmark text:name="_GoBack"/><text:span text:style-name="T15">/90 e smi e DPR 380/01 e smi è: </text:span><text:span text:style-name="T16"/><text:span text:style-name="T15">– [telefono_responsabile_procedimento]</text:span></text:p>
        </text:list-item>
        <text:list-item>
          <text:p text:style-name="P16"><text:span text:style-name="T13">L’orario di ricevimento del pubblico è il seguente: VENERDI dalle 8:30 alle 13:00 – su appuntamento </text:span></text:p>
        </text:list-item>
      </text:list>
      <text:p text:style-name="P17"/>
      <text:p text:style-name="P13"><text:span text:style-name="T15">Distinti saluti.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9"><text:span text:style-name="T13">Il Responsabile dell’Area Pianificazione Territoriale, Urbanistica, Edilizia Privata: </text:span></text:p>
            <text:p text:style-name="P9"><text:span text:style-name="T13">Arch. Roberto Bologna</text:span></text:p>
            <text:p text:style-name="P5"/>
            <text:p text:style-name="P6"/>
          </table:table-cell>
        </table:table-row>
        <table:table-row table:style-name="Tabella4.1">
          <table:table-cell table:style-name="Tabella4.A1" table:number-columns-spanned="2" office:value-type="string">
            <text:h text:style-name="P15" text:outline-level="9"><text:span text:style-name="T17">COMUNE DI </text:span><text:span text:style-name="T18">RAPALLO </text:span><text:span text:style-name="T19"><text:s/></text:span><text:span text:style-name="T20">– </text:span><text:span text:style-name="T21">via <text:s/>Goito n° 2 <text:s/>– </text:span><text:span text:style-name="T22">tel. 0187 993104-110-106-132-109</text:span></text:h>
            <text:p text:style-name="P20"><text:span text:style-name="T2">Area Pianificazione Territoriale Urbanistica Edilizia Privata</text:span></text:p>
            <text:p text:style-name="P20"><text:span text:style-name="T2">www.comune.vezzanoligure.sp.it</text:span></text:p>
            <text:h text:style-name="P14" text:outline-level="3"><text:a xlink:type="simple" xlink:href="mailto:PEC:"><text:span text:style-name="Internet_20_link"><text:span text:style-name="T24">PEC:</text:span></text:span></text:a><text:span text:style-name="T24"> protocollo.comunevezzanoligure@pec.it <text:s text:c="7"/>sportelloedilizia.comunevezzanoligure@pec.it</text:span><text:span text:style-name="T25"> </text:span></text:h>
            <text:h text:style-name="P14" text:outline-level="3"><text:span text:style-name="T23">Orario ricevimento: VENERDI’ <text:s text:c="2"/>dalle ore 8,30 <text:s/>alle ore 13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WW-Normale_20__28_Web_29_" style:display-name="WW-Normale (Web)" style:family="paragraph" style:parent-style-name="Standard" style:default-outline-level="">
      <style:paragraph-properties fo:margin-top="0.176cm" fo:margin-bottom="0.176cm" style:contextual-spacing="false" fo:hyphenation-ladder-count="no-limit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3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magine2" text:anchor-type="as-char" svg:width="17cm" svg:height="2.732cm" draw:z-index="0"><draw:image xlink:href="Pictures/10000000000002C800000069703DC77A.png" xlink:type="simple" xlink:show="embed" xlink:actuate="onLoad"/><svg:desc>carta intestata</svg:desc></draw:frame></text:p>
        <text:p text:style-name="MP2"/>
      </style:header>
      <style:header-first>
        <text:p text:style-name="MP3">Comune di Rapallo</text:p>
        <text:p text:style-name="MP3"/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6:53:00</meta:creation-date>
    <meta:initial-creator>Marco Carbone</meta:initial-creator>
    <dc:language>it-IT</dc:language>
    <meta:print-date>2010-04-08T12:35:00</meta:print-date>
    <dc:date>2018-06-19T17:13:21.588074139</dc:date>
    <meta:editing-cycles>11</meta:editing-cycles>
    <dc:title>SETTORE TERRITORIO</dc:title>
    <meta:editing-duration>PT1M49S</meta:editing-duration>
    <meta:generator>LibreOffice/4.2.8.2$Linux_X86_64 LibreOffice_project/420m0$Build-2</meta:generator>
    <meta:document-statistic meta:table-count="4" meta:image-count="1" meta:object-count="0" meta:page-count="1" meta:paragraph-count="32" meta:word-count="266" meta:character-count="2155" meta:non-whitespace-character-count="1893"/>
    <meta:template xlink:type="simple" xlink:actuate="onRequest" xlink:title="Autorizzazione Paesaggistica richiesta docum. mancante.dotx" xlink:href=""/>
    <meta:user-defined meta:name="Producer">OpenTBS 1.9.4</meta:user-defined>
  </office:meta>
</office:document-meta>
</file>